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966D5B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86cm, 4.128cm, 14.96cm, 4.05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23.03cm" svg:x="1.092cm" svg:y="2.291cm">
          <draw:image xlink:href="Pictures/10000000000005E8000007E04966D5B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9T13:10:01.780731157</dc:date>
    <meta:editing-duration>PT3M34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